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6700000339369534B99A685199.png" manifest:media-type="image/png"/>
  <manifest:file-entry manifest:full-path="Pictures/10000001000006840000035AD90284D518976157.png" manifest:media-type="image/png"/>
  <manifest:file-entry manifest:full-path="Pictures/100000010000069B0000037C8D5B8C1D2E8991B2.png" manifest:media-type="image/png"/>
  <manifest:file-entry manifest:full-path="Pictures/1000000100000676000003298422F20EEA25E43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Segoe UI1" svg:font-family="'Segoe UI'" style:font-adornments="Normalny" style:font-family-generic="roman"/>
    <style:font-face style:name="Segoe UI2" svg:font-family="'Segoe UI'" style:font-adornments="Normalny" style:font-family-generic="roman"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Normalny" style:font-family-generic="roman"/>
    <style:font-face style:name="Times New Roman2" svg:font-family="'Times New Roman'" style:font-adornments="Normalny" style:font-family-generic="roman" style:font-pitch="variable"/>
  </office:font-face-decls>
  <office:automatic-styles>
    <style:style style:name="P1" style:family="paragraph" style:parent-style-name="Text_20_body">
      <style:text-properties style:font-name="Times New Roman1" fo:font-size="12pt" fo:font-style="normal" officeooo:rsid="000b8e3d" officeooo:paragraph-rsid="000b8e3d" style:font-size-asian="12pt" style:font-style-asian="normal" style:font-size-complex="12pt" style:font-style-complex="normal"/>
    </style:style>
    <style:style style:name="P2" style:family="paragraph" style:parent-style-name="Text_20_body">
      <style:paragraph-properties fo:margin-left="0cm" fo:margin-right="0cm" fo:text-align="end" style:justify-single-word="false" fo:text-indent="0cm" style:auto-text-indent="false"/>
      <style:text-properties fo:font-style="italic" officeooo:rsid="000f4cd5" officeooo:paragraph-rsid="000f4cd5" style:font-style-asian="italic" style:font-style-complex="italic"/>
    </style:style>
    <style:style style:name="P3" style:family="paragraph" style:parent-style-name="Text_20_body">
      <style:paragraph-properties fo:margin-left="0cm" fo:margin-right="0cm" fo:text-align="center" style:justify-single-word="false" fo:text-indent="0cm" style:auto-text-indent="false"/>
      <style:text-properties fo:font-style="italic" officeooo:rsid="0015d4c8" officeooo:paragraph-rsid="0015d4c8" style:font-style-asian="italic" style:font-style-complex="italic"/>
    </style:style>
    <style:style style:name="P4" style:family="paragraph" style:parent-style-name="Text_20_body">
      <style:paragraph-properties fo:margin-left="0cm" fo:margin-right="0cm" fo:text-align="center" style:justify-single-word="false" fo:text-indent="0cm" style:auto-text-indent="false"/>
      <style:text-properties fo:font-style="italic" officeooo:rsid="0015d4c8" officeooo:paragraph-rsid="001e2888" style:font-style-asian="italic" style:font-style-complex="italic"/>
    </style:style>
    <style:style style:name="P5" style:family="paragraph" style:parent-style-name="Text_20_body">
      <style:paragraph-properties fo:margin-left="0cm" fo:margin-right="0cm" fo:text-align="center" style:justify-single-word="false" fo:text-indent="0cm" style:auto-text-indent="false"/>
      <style:text-properties fo:font-style="italic" officeooo:paragraph-rsid="001e2888" style:font-style-asian="italic" style:font-style-complex="italic"/>
    </style:style>
    <style:style style:name="P6" style:family="paragraph" style:parent-style-name="Text_20_body">
      <style:paragraph-properties fo:margin-left="0cm" fo:margin-right="0cm" fo:text-align="start" style:justify-single-word="false" fo:text-indent="0cm" style:auto-text-indent="false"/>
      <style:text-properties fo:font-style="normal" officeooo:rsid="000f4cd5" officeooo:paragraph-rsid="000f4cd5" style:font-style-asian="normal" style:font-style-complex="normal"/>
    </style:style>
    <style:style style:name="P7" style:family="paragraph" style:parent-style-name="Text_20_body">
      <style:paragraph-properties fo:margin-left="0cm" fo:margin-right="0cm" fo:text-align="justify" style:justify-single-word="false" fo:text-indent="0cm" style:auto-text-indent="false"/>
      <style:text-properties fo:font-style="normal" officeooo:rsid="0010ba7b" officeooo:paragraph-rsid="0016656c" style:font-style-asian="normal" style:font-style-complex="normal"/>
    </style:style>
    <style:style style:name="P8" style:family="paragraph" style:parent-style-name="Text_20_body">
      <style:paragraph-properties fo:margin-left="0cm" fo:margin-right="0cm" fo:text-indent="0cm" style:auto-text-indent="false"/>
      <style:text-properties officeooo:rsid="000f4cd5" officeooo:paragraph-rsid="0010ba7b"/>
    </style:style>
    <style:style style:name="P9" style:family="paragraph" style:parent-style-name="Contents_20_1">
      <style:paragraph-properties>
        <style:tab-stops>
          <style:tab-stop style:position="15.002cm" style:type="right" style:leader-style="dotted" style:leader-text="."/>
        </style:tab-stops>
      </style:paragraph-properties>
    </style:style>
    <style:style style:name="P10" style:family="paragraph" style:parent-style-name="Contents_20_2">
      <style:paragraph-properties>
        <style:tab-stops>
          <style:tab-stop style:position="15.002cm" style:type="right" style:leader-style="dotted" style:leader-text="."/>
        </style:tab-stops>
      </style:paragraph-properties>
    </style:style>
    <style:style style:name="P11" style:family="paragraph" style:parent-style-name="Text_20_body">
      <style:paragraph-properties fo:margin-left="0cm" fo:margin-right="0cm" fo:text-align="center" style:justify-single-word="false" fo:text-indent="0cm" style:auto-text-indent="false"/>
      <style:text-properties officeooo:rsid="0015d4c8" officeooo:paragraph-rsid="0015d4c8"/>
    </style:style>
    <style:style style:name="P12" style:family="paragraph" style:parent-style-name="Text_20_body">
      <style:text-properties officeooo:paragraph-rsid="001aa59e"/>
    </style:style>
    <style:style style:name="P13" style:family="paragraph" style:parent-style-name="Text_20_body">
      <style:paragraph-properties fo:text-align="center" style:justify-single-word="false"/>
      <style:text-properties officeooo:paragraph-rsid="001aa59e"/>
    </style:style>
    <style:style style:name="P14" style:family="paragraph" style:parent-style-name="Text_20_body">
      <style:paragraph-properties fo:text-align="center" style:justify-single-word="false"/>
    </style:style>
    <style:style style:name="P15" style:family="paragraph" style:parent-style-name="Text_20_body">
      <style:paragraph-properties fo:margin-left="0cm" fo:margin-right="0cm" fo:text-indent="0cm" style:auto-text-indent="false"/>
      <style:text-properties officeooo:rsid="00218fdc" officeooo:paragraph-rsid="00218fdc"/>
    </style:style>
    <style:style style:name="P16" style:family="paragraph" style:parent-style-name="Text_20_body">
      <style:text-properties officeooo:rsid="00218fdc" officeooo:paragraph-rsid="00218fdc"/>
    </style:style>
    <style:style style:name="P17" style:family="paragraph" style:parent-style-name="Contents_20_1" style:list-style-name="L1"/>
    <style:style style:name="P18" style:family="paragraph" style:parent-style-name="Contents_20_1" style:list-style-name="L1">
      <style:text-properties officeooo:paragraph-rsid="000f4cd5"/>
    </style:style>
    <style:style style:name="P19" style:family="paragraph" style:parent-style-name="Contents_20_1" style:list-style-name="L1">
      <style:text-properties officeooo:paragraph-rsid="000be67d"/>
    </style:style>
    <style:style style:name="P20" style:family="paragraph" style:parent-style-name="Heading_20_1" style:list-style-name="">
      <style:paragraph-properties>
        <style:tab-stops/>
      </style:paragraph-properties>
    </style:style>
    <style:style style:name="P21" style:family="paragraph" style:parent-style-name="Heading_20_1">
      <style:paragraph-properties fo:break-before="page"/>
    </style:style>
    <style:style style:name="P22" style:family="paragraph" style:parent-style-name="Heading_20_2">
      <style:paragraph-properties fo:break-before="page"/>
    </style:style>
    <style:style style:name="P23" style:family="paragraph" style:parent-style-name="Text_20_body">
      <style:paragraph-properties fo:margin-left="0cm" fo:margin-right="0cm" fo:text-align="end" style:justify-single-word="false" fo:text-indent="0cm" style:auto-text-indent="false"/>
      <style:text-properties style:font-name="Times New Roman1" fo:font-style="italic" officeooo:rsid="0010ba7b" officeooo:paragraph-rsid="0010ba7b" style:font-style-asian="italic" style:font-style-complex="italic"/>
    </style:style>
    <style:style style:name="P24" style:family="paragraph" style:parent-style-name="Text_20_body">
      <style:paragraph-properties fo:margin-left="0cm" fo:margin-right="0cm" fo:text-align="center" style:justify-single-word="false" fo:text-indent="0cm" style:auto-text-indent="false"/>
      <style:text-properties fo:font-size="12pt" fo:font-style="italic" officeooo:rsid="0016656c" officeooo:paragraph-rsid="0015d4c8" style:font-size-asian="12pt" style:font-style-asian="italic" style:font-size-complex="12pt" style:font-style-complex="italic"/>
    </style:style>
    <style:style style:name="P25" style:family="paragraph" style:parent-style-name="Text_20_body">
      <style:paragraph-properties fo:margin-left="0cm" fo:margin-right="0cm" fo:text-align="center" style:justify-single-word="false" fo:text-indent="0cm" style:auto-text-indent="false"/>
      <style:text-properties fo:font-style="italic" officeooo:rsid="0015d4c8" officeooo:paragraph-rsid="0015d4c8" style:font-style-asian="italic" style:font-style-complex="italic"/>
    </style:style>
    <style:style style:name="P26" style:family="paragraph" style:parent-style-name="Text_20_body">
      <style:text-properties fo:font-style="normal" officeooo:paragraph-rsid="001aa59e" style:font-style-asian="normal" style:font-style-complex="normal"/>
    </style:style>
    <style:style style:name="P27" style:family="paragraph" style:parent-style-name="Text_20_body">
      <style:paragraph-properties fo:margin-left="0cm" fo:margin-right="0cm" fo:text-indent="0cm" style:auto-text-indent="false"/>
      <style:text-properties officeooo:paragraph-rsid="0025ae77"/>
    </style:style>
    <style:style style:name="P28" style:family="paragraph" style:parent-style-name="Text_20_body">
      <style:text-properties officeooo:paragraph-rsid="0025ae77"/>
    </style:style>
    <style:style style:name="P29" style:family="paragraph" style:parent-style-name="Text_20_body">
      <style:text-properties officeooo:rsid="002246f8" officeooo:paragraph-rsid="0025ae77"/>
    </style:style>
    <style:style style:name="T1" style:family="text">
      <style:text-properties officeooo:rsid="00097211"/>
    </style:style>
    <style:style style:name="T2" style:family="text">
      <style:text-properties officeooo:rsid="000b8e3d"/>
    </style:style>
    <style:style style:name="T3" style:family="text">
      <style:text-properties fo:font-style="italic" style:font-style-asian="italic" style:font-style-complex="italic"/>
    </style:style>
    <style:style style:name="T4" style:family="text">
      <style:text-properties fo:font-style="italic" officeooo:rsid="000b8e3d" style:font-style-asian="italic" style:font-style-complex="italic"/>
    </style:style>
    <style:style style:name="T5" style:family="text">
      <style:text-properties fo:font-style="italic" officeooo:rsid="001c7edc" style:font-style-asian="italic" style:font-style-complex="italic"/>
    </style:style>
    <style:style style:name="T6" style:family="text">
      <style:text-properties fo:font-size="12pt" style:font-size-asian="12pt" style:font-size-complex="12pt"/>
    </style:style>
    <style:style style:name="T7" style:family="text">
      <style:text-properties fo:font-size="12pt" officeooo:rsid="000b8e3d" style:font-size-asian="12pt" style:font-size-complex="12pt"/>
    </style:style>
    <style:style style:name="T8" style:family="text">
      <style:text-properties fo:font-size="12pt" officeooo:rsid="0016656c" style:font-size-asian="12pt" style:font-size-complex="12pt"/>
    </style:style>
    <style:style style:name="T9" style:family="text">
      <style:text-properties fo:font-size="12pt" officeooo:rsid="001aa59e" style:font-size-asian="12pt" style:font-size-complex="12pt"/>
    </style:style>
    <style:style style:name="T10" style:family="text">
      <style:text-properties fo:font-size="12pt" fo:font-style="italic" officeooo:rsid="000b8e3d" style:font-size-asian="12pt" style:font-style-asian="italic" style:font-size-complex="12pt" style:font-style-complex="italic"/>
    </style:style>
    <style:style style:name="T11" style:family="text">
      <style:text-properties style:font-name="Times New Roman1"/>
    </style:style>
    <style:style style:name="T12" style:family="text">
      <style:text-properties style:font-name="Times New Roman1" fo:font-size="12pt" fo:font-style="italic" officeooo:rsid="000b8e3d" style:font-size-asian="12pt" style:font-style-asian="italic" style:font-size-complex="12pt" style:font-style-complex="italic"/>
    </style:style>
    <style:style style:name="T13" style:family="text">
      <style:text-properties style:font-name="Times New Roman1" fo:font-size="12pt" fo:font-style="italic" officeooo:rsid="000be67d" style:font-size-asian="12pt" style:font-style-asian="italic" style:font-size-complex="12pt" style:font-style-complex="italic"/>
    </style:style>
    <style:style style:name="T14" style:family="text">
      <style:text-properties style:font-name="Times New Roman1" fo:font-size="12pt" fo:font-style="italic" officeooo:rsid="0025ae77" style:font-size-asian="12pt" style:font-style-asian="italic" style:font-size-complex="12pt" style:font-style-complex="italic"/>
    </style:style>
    <style:style style:name="T15" style:family="text">
      <style:text-properties style:font-name="Times New Roman1" fo:font-size="12pt" fo:font-style="normal" officeooo:rsid="000b8e3d" style:font-size-asian="12pt" style:font-style-asian="normal" style:font-size-complex="12pt" style:font-style-complex="normal"/>
    </style:style>
    <style:style style:name="T16" style:family="text">
      <style:text-properties style:font-name="Times New Roman1" fo:font-size="12pt" fo:font-style="normal" officeooo:rsid="000be67d" style:font-size-asian="12pt" style:font-style-asian="normal" style:font-size-complex="12pt" style:font-style-complex="normal"/>
    </style:style>
    <style:style style:name="T17" style:family="text">
      <style:text-properties style:font-name="Times New Roman1" fo:font-style="italic" style:font-style-asian="italic" style:font-style-complex="italic"/>
    </style:style>
    <style:style style:name="T18" style:family="text">
      <style:text-properties style:font-name="Times New Roman1" fo:font-style="italic" officeooo:rsid="0025ae77" style:font-style-asian="italic" style:font-style-complex="italic"/>
    </style:style>
    <style:style style:name="T19" style:family="text">
      <style:text-properties style:font-name="Times New Roman1" officeooo:rsid="0010ba7b"/>
    </style:style>
    <style:style style:name="T20" style:family="text">
      <style:text-properties style:font-name="Times New Roman1" officeooo:rsid="0016656c"/>
    </style:style>
    <style:style style:name="T21" style:family="text">
      <style:text-properties style:font-name="Times New Roman1" officeooo:rsid="000f4cd5"/>
    </style:style>
    <style:style style:name="T22" style:family="text">
      <style:text-properties style:font-name="Times New Roman1" fo:font-style="normal" style:font-style-asian="normal" style:font-style-complex="normal"/>
    </style:style>
    <style:style style:name="T23" style:family="text">
      <style:text-properties style:font-name="Times New Roman1" fo:font-style="normal" officeooo:rsid="000f4cd5" style:font-style-asian="normal" style:font-style-complex="normal"/>
    </style:style>
    <style:style style:name="T24" style:family="text">
      <style:text-properties style:font-name="Times New Roman1" fo:font-style="normal" officeooo:rsid="0016656c" style:font-style-asian="normal" style:font-style-complex="normal"/>
    </style:style>
    <style:style style:name="T25" style:family="text">
      <style:text-properties style:font-name="Times New Roman1" fo:font-style="normal" officeooo:rsid="001aa59e" style:font-style-asian="normal" style:font-style-complex="normal"/>
    </style:style>
    <style:style style:name="T26" style:family="text">
      <style:text-properties style:font-name="Times New Roman1" fo:font-style="normal" officeooo:rsid="00226627" style:font-style-asian="normal" style:font-style-complex="normal"/>
    </style:style>
    <style:style style:name="T27" style:family="text">
      <style:text-properties style:font-name="Times New Roman1" fo:font-style="normal" officeooo:rsid="0025ae77" style:font-style-asian="normal" style:font-style-complex="normal"/>
    </style:style>
    <style:style style:name="T28" style:family="text">
      <style:text-properties officeooo:rsid="000be67d"/>
    </style:style>
    <style:style style:name="T29" style:family="text">
      <style:text-properties style:text-position="sub 58%" style:font-name="Times New Roman1" fo:font-size="12pt" fo:font-style="italic" officeooo:rsid="000be67d" style:font-size-asian="12pt" style:font-style-asian="italic" style:font-size-complex="12pt" style:font-style-complex="italic"/>
    </style:style>
    <style:style style:name="T30" style:family="text">
      <style:text-properties style:text-position="0% 100%" style:font-name="Times New Roman1" fo:font-size="12pt" fo:font-style="italic" officeooo:rsid="000be67d" style:font-size-asian="12pt" style:font-style-asian="italic" style:font-size-complex="12pt" style:font-style-complex="italic"/>
    </style:style>
    <style:style style:name="T31" style:family="text">
      <style:text-properties style:text-position="0% 100%" style:font-name="Times New Roman1" fo:font-size="12pt" fo:font-style="normal" style:text-underline-style="none" officeooo:rsid="000be67d" style:font-size-asian="12pt" style:font-style-asian="normal" style:font-size-complex="12pt" style:font-style-complex="normal"/>
    </style:style>
    <style:style style:name="T32" style:family="text">
      <style:text-properties style:text-position="0% 100%" style:font-name="Times New Roman1" fo:font-size="12pt" fo:font-style="normal" style:text-underline-style="none" officeooo:rsid="0025ae77" style:font-size-asian="12pt" style:font-style-asian="normal" style:font-size-complex="12pt" style:font-style-complex="normal"/>
    </style:style>
    <style:style style:name="T33" style:family="text">
      <style:text-properties style:text-position="0% 100%" style:font-name="Times New Roman" fo:font-size="12pt" fo:font-style="normal" style:text-underline-style="none" officeooo:rsid="000be67d" style:font-size-asian="12pt" style:font-style-asian="normal" style:font-size-complex="12pt" style:font-style-complex="normal"/>
    </style:style>
    <style:style style:name="T34" style:family="text">
      <style:text-properties style:font-name="Times New Roman"/>
    </style:style>
    <style:style style:name="T35" style:family="text">
      <style:text-properties style:font-name="Times New Roman" officeooo:rsid="000be67d"/>
    </style:style>
    <style:style style:name="T36" style:family="text">
      <style:text-properties style:font-name="Times New Roman" fo:font-size="12pt" fo:font-style="normal" officeooo:rsid="000be67d" style:font-size-asian="12pt" style:font-style-asian="normal" style:font-size-complex="12pt" style:font-style-complex="normal"/>
    </style:style>
    <style:style style:name="T37" style:family="text">
      <style:text-properties officeooo:rsid="000c5e19"/>
    </style:style>
    <style:style style:name="T38" style:family="text">
      <style:text-properties officeooo:rsid="000d6df4"/>
    </style:style>
    <style:style style:name="T39" style:family="text">
      <style:text-properties officeooo:rsid="000f4cd5"/>
    </style:style>
    <style:style style:name="T40" style:family="text">
      <style:text-properties style:font-name="Times New Roman2"/>
    </style:style>
    <style:style style:name="T41" style:family="text">
      <style:text-properties officeooo:rsid="00142400"/>
    </style:style>
    <style:style style:name="T42" style:family="text">
      <style:text-properties officeooo:rsid="0015d4c8"/>
    </style:style>
    <style:style style:name="T43" style:family="text">
      <style:text-properties officeooo:rsid="0010ba7b"/>
    </style:style>
    <style:style style:name="T44" style:family="text">
      <style:text-properties fo:font-style="normal" style:font-style-asian="normal" style:font-style-complex="normal"/>
    </style:style>
    <style:style style:name="T45" style:family="text">
      <style:text-properties officeooo:rsid="001aa59e"/>
    </style:style>
    <style:style style:name="T46" style:family="text">
      <style:text-properties officeooo:rsid="001c7edc"/>
    </style:style>
    <style:style style:name="T47" style:family="text">
      <style:text-properties officeooo:rsid="001e2888"/>
    </style:style>
    <style:style style:name="T48" style:family="text">
      <style:text-properties officeooo:rsid="0021f8a1"/>
    </style:style>
    <style:style style:name="T49" style:family="text">
      <style:text-properties officeooo:rsid="0025ae77"/>
    </style:style>
    <style:style style:name="T50" style:family="text">
      <style:text-properties style:font-name="Times New Roman1" officeooo:rsid="0025ae77"/>
    </style:style>
    <style:style style:name="fr1" style:family="graphic" style:parent-style-name="Graphics">
      <style:graphic-properties style:wrap="none"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padding="0.049cm" fo:border="0.06pt solid #0000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Spis treści</text:p>
          </text:index-title>
          <text:p text:style-name="P9"><text:a xlink:type="simple" xlink:href="#__RefHeading___Toc319_4197007263" text:style-name="Index_20_Link" text:visited-style-name="Index_20_Link">1 Wstęp<text:tab/>2</text:a></text:p>
          <text:p text:style-name="P9"><text:a xlink:type="simple" xlink:href="#__RefHeading___Toc321_4197007263" text:style-name="Index_20_Link" text:visited-style-name="Index_20_Link">2 Trójwymiarowa transformata Hougha<text:tab/>3</text:a></text:p>
          <text:p text:style-name="P10"><text:a xlink:type="simple" xlink:href="#__RefHeading___Toc323_4197007263" text:style-name="Index_20_Link" text:visited-style-name="Index_20_Link">2.1 Historia<text:tab/>3</text:a></text:p>
          <text:p text:style-name="P10"><text:a xlink:type="simple" xlink:href="#__RefHeading___Toc13510_4197007263" text:style-name="Index_20_Link" text:visited-style-name="Index_20_Link">2.2 Teoria<text:tab/>4</text:a></text:p>
          <text:p text:style-name="P9"><text:a xlink:type="simple" xlink:href="#__RefHeading___Toc13512_4197007263" text:style-name="Index_20_Link" text:visited-style-name="Index_20_Link">3 Implementacja<text:tab/>8</text:a></text:p>
          <text:p text:style-name="P9"><text:a xlink:type="simple" xlink:href="#__RefHeading___Toc13514_4197007263" text:style-name="Index_20_Link" text:visited-style-name="Index_20_Link">4 Działanie transformaty na danych testowych<text:tab/>9</text:a></text:p>
          <text:p text:style-name="P10"><text:a xlink:type="simple" xlink:href="#__RefHeading___Toc13516_4197007263" text:style-name="Index_20_Link" text:visited-style-name="Index_20_Link">4.1 Poprawność<text:tab/>9</text:a></text:p>
          <text:p text:style-name="P10"><text:a xlink:type="simple" xlink:href="#__RefHeading___Toc13518_4197007263" text:style-name="Index_20_Link" text:visited-style-name="Index_20_Link">4.2 Wydajność<text:tab/>9</text:a></text:p>
          <text:p text:style-name="P9"><text:a xlink:type="simple" xlink:href="#__RefHeading___Toc13520_4197007263" text:style-name="Index_20_Link" text:visited-style-name="Index_20_Link">5 Działanie transformaty na danych geologicznych<text:tab/>9</text:a></text:p>
          <text:p text:style-name="P10"><text:a xlink:type="simple" xlink:href="#__RefHeading___Toc13522_4197007263" text:style-name="Index_20_Link" text:visited-style-name="Index_20_Link">5.1 Pochodzenie danych<text:tab/>9</text:a></text:p>
          <text:p text:style-name="P10"><text:a xlink:type="simple" xlink:href="#__RefHeading___Toc13524_4197007263" text:style-name="Index_20_Link" text:visited-style-name="Index_20_Link">5.2 Detekcja krawędzi<text:tab/>9</text:a></text:p>
          <text:p text:style-name="P10"><text:a xlink:type="simple" xlink:href="#__RefHeading___Toc13526_4197007263" text:style-name="Index_20_Link" text:visited-style-name="Index_20_Link">5.3 Poprawność<text:tab/>9</text:a></text:p>
          <text:p text:style-name="P10"><text:a xlink:type="simple" xlink:href="#__RefHeading___Toc13528_4197007263" text:style-name="Index_20_Link" text:visited-style-name="Index_20_Link">5.4 Wydajność<text:tab/>9</text:a></text:p>
          <text:p text:style-name="P9"><text:a xlink:type="simple" xlink:href="#__RefHeading___Toc13530_4197007263" text:style-name="Index_20_Link" text:visited-style-name="Index_20_Link">6 Podsumowanie i wnioski<text:tab/>9</text:a></text:p>
          <text:p text:style-name="P9"><text:a xlink:type="simple" xlink:href="#__RefHeading___Toc13532_4197007263" text:style-name="Index_20_Link" text:visited-style-name="Index_20_Link">7 Bibliografia<text:tab/>10</text:a></text:p>
        </text:index-body>
      </text:table-of-content>
      <text:h text:style-name="P20" text:outline-level="1"/>
      <text:h text:style-name="P21" text:outline-level="1"><text:bookmark-start text:name="__RefHeading___Toc319_4197007263"/>1 Wstęp<text:bookmark-end text:name="__RefHeading___Toc319_4197007263"/></text:h>
      <text:h text:style-name="P20" text:outline-level="1"/>
      <text:h text:style-name="P21" text:outline-level="1"><text:bookmark-start text:name="__RefHeading___Toc321_4197007263"/>2 Trójwymiarowa transformata Hougha<text:bookmark-end text:name="__RefHeading___Toc321_4197007263"/></text:h>
      <text:h text:style-name="Heading_20_2" text:outline-level="2"><text:bookmark-start text:name="__RefHeading___Toc323_4197007263"/>2.1 Historia<text:bookmark-end text:name="__RefHeading___Toc323_4197007263"/></text:h>
      <text:p text:style-name="P27"><text:span text:style-name="T1">Transformata Hougha jest metodą wykorzystywaną do detekcji linii prostych, okręgów lub innych parametryzowalnych figur geometrycznych w obrazie binarnym. </text:span><text:span text:style-name="T2">Została opracowana przez </text:span><text:span text:style-name="T1">Paula V.C. Hougha </text:span><text:span text:style-name="T2">w 1959 roku jako narzędzie do analizy obrazów<text:line-break/>z komory pęcherzykowej (Hough, 1959). Urządzenie to pozwalało na wykrycie cząstek elementarnych poprzez obserwacje pozostawianych przez nie śladów w postaci pęche- rzyków pary w przegrzanej cieczy. W roku 1962 transformata została opatentowana przez Komisje Energii Atomowej Stanów Zjednoczonych, a w późniejszych latach była nadal rozwijana. W 1972 Duda </text:span><text:span text:style-name="T49">i </text:span><text:span text:style-name="T2">Hart w pracy </text:span><text:span text:style-name="T4">„</text:span><text:span text:style-name="T3">Use of the Hough Transformation to Detect Lines and Curves in Pictures</text:span><text:span text:style-name="T4">”</text:span><text:span text:style-name="T6">, </text:span><text:span text:style-name="T7">przedstawiono obecnie stosowaną wersje transformaty. Użyto w niej parametryzacji</text:span><text:span text:style-name="T10"> (</text:span><text:span text:style-name="T12">θ, ρ), </text:span><text:span text:style-name="T15">która była stosowana dużo wcześniej w ogólniejszej metodzie jaką jest transformata Radona. Parametryzacja ta gwarantuje skończoność przestrzeni Hougha (Duda i Hart, 1972). </text:span><text:span text:style-name="T16">Oprócz zaproponowania innej parametryzacji poszukiwanych prostych, autorzy pracy pokazali też jak użyć transformaty do detekcji innych figur </text:span><text:span text:style-name="T15">dających się opisać </text:span><text:span text:style-name="T16">analitycznie, jak np. okręgi<text:line-break/>i elipsy.</text:span></text:p>
      <text:p text:style-name="P1">Istnieje także możliwość uogólnienia transformaty Hougha tak, aby pozwalała na detekcje dowolnych kształtów (Ballard, 1981; Chmielewski, 2021). Uogólnienie jest realizowane poprzez zmianę sposobu opisu szukanego wzorca. Zamiast równania analitycznego stosuje się tabel<text:span text:style-name="T49">ę</text:span>, która za pomocą kierunku gradientu i wektora, opisuje położenie punktów brzegowych względem uprzednio wybranego punktu referen- cyjnego.</text:p>
      <text:p text:style-name="P28"><text:span text:style-name="T16">Na początku tego wieku pojawiły się publikacje traktujące o trójwymiarowej transformacie Hougha jako narzędziu do wykrywania płaszczyzn. Przedstawiono w nich rozmaite metody parametryzacji płaszczyzny (</text:span><text:span text:style-name="T36">Vosselman i Dijkman, 2001; Rabbani, 2006</text:span><text:span text:style-name="T16">). Równanie kierunkowe </text:span><text:span text:style-name="T13">z</text:span><text:span text:style-name="T14">(x,y)</text:span><text:span text:style-name="T13"> = a</text:span><text:span text:style-name="T29">x</text:span><text:span text:style-name="T30"> x + a</text:span><text:span text:style-name="T29">y</text:span><text:span text:style-name="T30"> y + d </text:span><text:span text:style-name="T31">nie nadaje się do opisu pionowych płaszczyzn, ale świetnie sprawdza się tam, gdzie poszukiwane płaszczyzny są bliskie poziomu, jak </text:span><text:span text:style-name="T32">np. </text:span><text:span text:style-name="T31">na laserowych skanach lotnic</text:span><text:span text:style-name="T33">zych</text:span><text:span text:style-name="T34"> (Vosselman i Dijkman, 2001). </text:span><text:span text:style-name="T35">Aby uniknąć problemu parametrów rosnących do nieskończoności parametryzuje się płaszczyznę przez kierunek jej wektora normalnego i jej odległość od początku układu odn</text:span>iesienia (Rabbani, 2006). <text:span text:style-name="T38">Istnieje także możliwość bardziej ogólnego podejścia,<text:line-break/>w którym używa się multiwymiarowych przestrzeni (trzy i więcej wymiarowych). Warunkiem koniecznym jest, aby heurystyki wyszukiwania pozostały wykonalne (</text:span>Achtert <text:span text:style-name="T38">i in.</text:span>, <text:span text:style-name="T38">2008).</text:span></text:p>
      <text:h text:style-name="Heading_20_2" text:outline-level="2" text:is-list-header="true"/>
      <text:h text:style-name="P22" text:outline-level="2"><text:bookmark-start text:name="__RefHeading___Toc13510_4197007263"/>2.2 Teoria<text:bookmark-end text:name="__RefHeading___Toc13510_4197007263"/></text:h>
      <text:p text:style-name="P8">Opis teoretyczny transformaty Hougha postanowiono rozpocząć od przedstawienia schematu działania, wspólnego dla wszystkich typów szukanych wzorców. Transformata polega na takim przekształceniu ośrodka poszukiwań, aby w tworzonej przez nas przestrzeni Hougha szukany wzorzec był punktem. Następnie wszystkie piksele „głosują” na wzorce, których częścią mogą być. <text:span text:style-name="T49">Tym samym</text:span> problem wykrycia złożonej figury sprowadza się do wykrycia lokalnych maksimów w przestrzeni Hougha.</text:p>
      <text:p text:style-name="Text_20_body">Najprostszymi przypadkami transformaty są detekcja prostych na obrazie<text:line-break/>i płaszczyzn w przestrzeni. Jak napisano w rozdziale o historii opisanie ich za pomocą równań ze współczynnikami kierunkowymi, stwarza problemy z wykrywaniem wystąpień w kierunkach zbliżonych do pionowych, dlatego rozpatrzymy parametryzację za pomocą kąta i odległości. W przypadku prostej używa się do tego równania:</text:p>
      <text:p text:style-name="P2">x cos(<text:span text:style-name="T11">θ</text:span><text:span text:style-name="T40">) + y sin(</text:span><text:span text:style-name="T11">θ</text:span><text:span text:style-name="T40">) = </text:span><text:span text:style-name="T11">ρ, <text:tab/><text:tab/> <text:s text:c="4"/>(2.1)</text:span></text:p>
      <text:p text:style-name="P6">gdzie <text:span text:style-name="T17">ρ</text:span><text:span text:style-name="T11"> jest odległością prostej od początku układu współrzędnych, a </text:span><text:span text:style-name="T17">θ</text:span><text:span text:style-name="T11"> kątem pomiędzy osią </text:span><text:span text:style-name="T17">x</text:span><text:span text:style-name="T11"> i </text:span><text:span text:style-name="T17">ρ</text:span><text:span text:style-name="T11"> (Duda i Hart, 1972). W ten sposób każdy punkt</text:span><text:span text:style-name="T17"> (x, y)</text:span><text:span text:style-name="T11"> przechodzi w sinusoidę w przestrzeni Hougha, których przecięcie wyznacza prostą (Rys. </text:span><text:span text:style-name="T20">2.1</text:span><text:span text:style-name="T11">). W przypadku płaszczyzny opisuje się ją za pomocą </text:span><text:span text:style-name="T19">równania:</text:span></text:p>
      <text:p text:style-name="P23">x cos(θ) cos(φ) + y sin(θ) cos(φ) + z sin(φ) = ρ,<text:tab/> <text:s text:c="7"/>(2.2)</text:p>
      <text:p text:style-name="P7"><text:span text:style-name="T11">gdzie </text:span><text:span text:style-name="T17">ρ </text:span><text:span text:style-name="T11">jest odległością płaszczyzny od początku układu odniesienia, kąt </text:span><text:span text:style-name="T17">φ </text:span><text:span text:style-name="T11">zawiera się pomiędzy płaszczyzną </text:span><text:span text:style-name="T17">OXY, </text:span><text:span text:style-name="T11">a wektorem normalnym płaszczyzny szukanej. Z kolei kąt <text:s/></text:span><text:span text:style-name="T17">θ </text:span><text:span text:style-name="T11">zawiera się pomiędzy rzutem wektora normalnego na płaszczyznę </text:span><text:span text:style-name="T17">OXY, </text:span><text:span text:style-name="T11">a osią </text:span><text:span text:style-name="T17">OX </text:span><text:span text:style-name="T11">(Rabbani, 2006). Parametryzacja taka powoduje przejście każdego punktu z wejściowej objętości danych w płaszczyznę sinusoidalną w przestrzeni Hougha, a ich przecięcie wskazuje płaszczyznę </text:span><text:span text:style-name="T21">(Rys. </text:span><text:span text:style-name="T20">2.2</text:span><text:span text:style-name="T21">).</text:span><text:span text:style-name="T11"> Pokazuje to dobrze podobieństwa między tymi przypadkami.</text:span></text:p>
      <text:p text:style-name="P7"/>
      <text:p text:style-name="P3"><draw:frame draw:style-name="fr3" draw:name="Obraz2" text:anchor-type="char" svg:width="15.002cm" svg:height="7.551cm" draw:z-index="1"><draw:image xlink:href="Pictures/100000010000066700000339369534B99A685199.png" xlink:type="simple" xlink:show="embed" xlink:actuate="onLoad" draw:mime-type="image/png"/></draw:frame><text:soft-page-break/><text:span text:style-name="T6">Rys. 2.1 Dwa </text:span><text:span text:style-name="T9">czerwone </text:span><text:span text:style-name="T6">punkty na płaszczyźnie i ich reprezentacja<text:line-break/> w </text:span><text:span text:style-name="T8">przestrzeni Hougha <text:s/>w postaci dwóch sinusoid z zaznaczonym<text:line-break/>przecięciem wskazującym prostą.</text:span></text:p>
      <text:p text:style-name="P24"/>
      <text:p text:style-name="P11"><draw:frame draw:style-name="fr3" draw:name="Obraz1" text:anchor-type="char" svg:width="15.002cm" svg:height="7.913cm" draw:z-index="2"><draw:image xlink:href="Pictures/100000010000069B0000037C8D5B8C1D2E8991B2.png" xlink:type="simple" xlink:show="embed" xlink:actuate="onLoad" draw:mime-type="image/png"/></draw:frame><text:span text:style-name="T3">Rys. 2.2 Trzy </text:span><text:span text:style-name="T5">czerwone </text:span><text:span text:style-name="T3">punkty </text:span><text:span text:style-name="T5">na płaszczyźnie</text:span><text:span text:style-name="T3"> i ich reprezentacja w przestrzeni <text:line-break/>Hougha w postaci płaszczyzn sinusoidalnych z zaznaczonym miejscem przecięcia wskazującym płaszczyznę, </text:span><text:span text:style-name="T5">na której</text:span><text:span text:style-name="T3"> </text:span><text:span text:style-name="T5">znajdują się</text:span><text:span text:style-name="T3"> rozpatrywane punkty.</text:span></text:p>
      <text:p text:style-name="P3"/>
      <text:p text:style-name="P26"/>
      <text:p text:style-name="P26"/>
      <text:p text:style-name="P26"/>
      <text:p text:style-name="P12"><text:soft-page-break/><text:span text:style-name="T44">P</text:span><text:span text:style-name="T43">odob</text:span><text:span text:style-name="T49">ieństwo</text:span><text:span text:style-name="T43"> widać </text:span><text:span text:style-name="T49">także </text:span><text:span text:style-name="T43">pomiędzy sposobami detekcji okręgów i sfer. W tych przypadkach zdefiniowanie przejścia do przestrzeni Hougha </text:span><text:span text:style-name="T49">nie wymaga dodatkowych operacji</text:span><text:span text:style-name="T43">. Figury te z definicji stanowią zbiory punktów równo odległych od środka figury, dlatego też zbiorem potencjalnych figur, których częścią może być dany punkt jest taka sama figura. Każdy punkt z danych wejściowych przechodzi w okręg </text:span><text:span text:style-name="T23">(Rys. </text:span><text:span text:style-name="T24">2.</text:span><text:span text:style-name="T25">3</text:span><text:span text:style-name="T23">)</text:span><text:span text:style-name="T43"> lub sferę </text:span><text:span text:style-name="T23">(Rys. </text:span><text:span text:style-name="T24">2.</text:span><text:span text:style-name="T25">4</text:span><text:span text:style-name="T23">) </text:span><text:span text:style-name="T41">w</text:span><text:span text:style-name="T43"> przestrzeni Hougha, a ich przecięcie wskaże wykrytą figurę. Metoda ta wymaga podania promienia szukanego wzorca jeszcze przed detekcją, jednak nie wyklucza to poszukiwań figur różnej wielkości. Operację taką przeprowadza się poprzez sekwencyjne wykonywanie transformaty z kolejnymi wartościami promienia<text:line-break/>z rozpatrywanego przedziału. Tak zdefiniowaną transformatę można uogólnić na elipsy i elipsoidy. Uwzględnienie różnych wartości odległości w kierunkach prostopadłych wymaga od nas jednoczesnego uwzględnienia rotacji wzorca. Oznacza to zwiększenie złożoności problemu i liczby wymiarów przestrzeni Hougha, która w przypadku trójwymiarowej przestrzeni danych i elipsoidy nieobrotowej osiąga 6 wymiarów przy 3 stałych promieniach.</text:span></text:p>
      <text:p text:style-name="P13"/>
      <text:p text:style-name="P4"><draw:frame draw:style-name="fr2" draw:name="Obraz3" text:anchor-type="char" svg:width="15.002cm" svg:height="7.336cm" draw:z-index="0"><draw:image xlink:href="Pictures/1000000100000676000003298422F20EEA25E43C.png" xlink:type="simple" xlink:show="embed" xlink:actuate="onLoad" draw:mime-type="image/png"/></draw:frame>Rys. 2.<text:span text:style-name="T47">3</text:span> <text:span text:style-name="T47">Cztery</text:span> <text:span text:style-name="T46">czerwone </text:span>punkty <text:span text:style-name="T46">na </text:span><text:span text:style-name="T47">okręgu</text:span> i ich reprezentacja w przestrzeni <text:line-break/>Hougha w postaci <text:span text:style-name="T47">okręgów</text:span> z zaznaczonym miejscem przecięcia <text:line-break/>wskazującym <text:span text:style-name="T47">środek szukanej figury</text:span>.</text:p>
      <text:p text:style-name="P14"/>
      <text:p text:style-name="P5"><draw:frame draw:style-name="fr1" draw:name="Obraz4" text:anchor-type="char" svg:x="0cm" svg:y="0cm" svg:width="15.002cm" svg:height="7.717cm" draw:z-index="3"><draw:image xlink:href="Pictures/10000001000006840000035AD90284D518976157.png" xlink:type="simple" xlink:show="embed" xlink:actuate="onLoad" draw:mime-type="image/png"/></draw:frame><text:soft-page-break/><text:span text:style-name="T42">Rys. 2.</text:span><text:span text:style-name="T47">4</text:span><text:span text:style-name="T42"> </text:span><text:span text:style-name="T47">Sześć</text:span><text:span text:style-name="T42"> </text:span><text:span text:style-name="T46">czerwon</text:span><text:span text:style-name="T47">ych</text:span><text:span text:style-name="T46"> </text:span><text:span text:style-name="T42">punkty </text:span><text:span text:style-name="T46">na </text:span><text:span text:style-name="T47">sferze</text:span><text:span text:style-name="T42"> i ich reprezentacja w przestrzeni <text:line-break/>Hougha w postaci </text:span><text:span text:style-name="T47">sfer</text:span><text:span text:style-name="T42"> z zaznaczonym miejscem przecięcia <text:line-break/>wskazującym </text:span><text:span text:style-name="T47">środek szukanej figury</text:span><text:span text:style-name="T42">.</text:span></text:p>
      <text:p text:style-name="P14"/>
      <text:p text:style-name="Text_20_body">Istnieje także możliwość użycia transformaty Hougha jako jed<text:span text:style-name="T49">nego</text:span> z etapów bardziej złożonej detekcji. Przykład takie<text:span text:style-name="T45">go</text:span> zastosowania mogą stanowić algorytmy wyszukiwania prostokąta w 2D i prostopadłościanu w <text:span text:style-name="T49">3D</text:span>. Wykrycie takich kształt<text:span text:style-name="T45">ów</text:span> sprowadza się do znalezienia ich składowych. Po wykryciu odpowiednio prostych lub płaszczyzn, następuje analiza wyniku w poszukiwaniu par wzajemnie prostopadłych i równoległych, które mogłyby utworzyć figurę będącą początkowym celem detekcji.</text:p>
      <text:h text:style-name="P21" text:outline-level="1"><text:bookmark-start text:name="__RefHeading___Toc13512_4197007263"/>3 Implementacja <text:bookmark-end text:name="__RefHeading___Toc13512_4197007263"/></text:h>
      <text:p text:style-name="P15">W celu zbadania możliwości trójwymiarowej transformaty Hougha stworzono<text:line-break/>w środowisku Mathworks MatLAB R2021b szereg skryptów implementujących transformatę dla różnych kształtów. Wszystkie funkcje szukające przyjmują binarną (logiczną) objętość danych jako argument. Punkty w niej zawarte stanowią krawędzie brył przestrzenny<text:span text:style-name="T49">ch</text:span>. Wynikiem działania funkcji jest wyznaczenie <text:span text:style-name="T49">wartości </text:span>przestrzeni Hougha dla danego kształtu. Oprócz przestrzeni transformacji funkcje te zwracają też wektory będące wartościami wymiarów przestrzeni.</text:p>
      <text:p text:style-name="P16">Ogólne zasady działania algorytmów trójwymiarowej transformaty Hougha zostały przedstawione w rozdziale 2.2. W tym zostaną rozpatrzone praktyczne aspekty implementacji algorytmów. <text:span text:style-name="T48">Każdy z algorytmów zaczyna się od stworzenia przestrzeni Hougha odpowiednich wymiarów, a następnie wyznaczenia wszystkich punktów o wartości TRUE punktów z wejściowej objętości danych i iteracyjnego wykonywania czynności dla każdego w nich. Podczas nich zwiększane są odpowiednie komórki przestrzeni Hougha, <text:s/>które odpowiadają figurom, w które został przekształcony punkt. </text:span></text:p>
      <text:p text:style-name="P29"><text:span text:style-name="T49">P</text:span>rzestrzeń transformaty nie jest jednakowa dla każdego skryptu. Dla płaszczyzn przestrzeń Hougha jest trójwymiarowa i ma 2 stałe wymiary będące zakresami kątów, dla <text:span text:style-name="T11">θ jest to zakres od 0</text:span><text:span text:style-name="T50">°</text:span><text:span text:style-name="T11"> do 179</text:span><text:span text:style-name="T50">°</text:span><text:span text:style-name="T11">, a dla φ od -89</text:span><text:span text:style-name="T50">°</text:span><text:span text:style-name="T11"> do 90</text:span><text:span text:style-name="T50">°</text:span><text:span text:style-name="T11">, w obu przypadkach z krokiem 1 stopień. Trzeci wymiar dla tego przypadku zależny od danych wejściowych i długości </text:span><text:span text:style-name="T17">d</text:span><text:span text:style-name="T11"> przekątnej objętości danych. Zakres odległości rozciąga się od </text:span><text:span text:style-name="T17">-d </text:span><text:span text:style-name="T22">do </text:span><text:span text:style-name="T17">d </text:span><text:span text:style-name="T22"><text:s/>z krokiem 0.1. Dla przypadku detekcji </text:span><text:span text:style-name="T27">sfer </text:span><text:span text:style-name="T22">wymiary przestrzeni wyjściowej są takie same jak wymiary przestrzeni wejściowej. </text:span><text:span text:style-name="T27">W takim</text:span><text:span text:style-name="T22"> przypadku nie są też zwracane żadne inne dane oprócz </text:span><text:span text:style-name="T27">wartości </text:span><text:span text:style-name="T22">przestrzeni transformaty. W przypadku bardziej ogólnym niż okrąg, jakim jest elipsoida, przestrzeń Hougha znacząco się komplikuje, o czym wspomniano wcześniej. Podczas implementowania tego algorytmu barierą stały się ograniczenia środowiska MatLAB, które nawet przy małych testowych danych wejściowych, nie pozwoliły na próbowanie kątów odchylenia od osi co 1 stopień z powodu ograniczenia na wielkość pojedynczej zmiennej. Wymusiło to zwiększenie kroku próbkowania kąta odchylenia do 45 stopni co w efekcie dało </text:span><text:span text:style-name="T26">6 wymiarową przestrzeń transformaty. </text:span><text:span text:style-name="T27">Zmienna ta dla danych wejściowych o wymiarach </text:span><text:span text:style-name="T18">(a, b, c) </text:span><text:span text:style-name="T27">ma wymiar </text:span><text:span text:style-name="T18">(a, b, c, 4, 4, 4).</text:span></text:p>
      <text:p text:style-name="P16"/>
      <text:h text:style-name="P21" text:outline-level="1" text:is-list-header="true"><text:bookmark-start text:name="__RefHeading___Toc13514_4197007263"/>4 Działanie transformaty na danych testowych<text:bookmark-end text:name="__RefHeading___Toc13514_4197007263"/></text:h>
      <text:h text:style-name="Heading_20_2" text:outline-level="2"><text:bookmark-start text:name="__RefHeading___Toc13516_4197007263"/>4.1 Poprawność<text:bookmark-end text:name="__RefHeading___Toc13516_4197007263"/></text:h>
      <text:h text:style-name="Heading_20_2" text:outline-level="2"><text:bookmark-start text:name="__RefHeading___Toc13518_4197007263"/>4.2 Wydajność<text:bookmark-end text:name="__RefHeading___Toc13518_4197007263"/></text:h>
      <text:h text:style-name="Heading_20_1" text:outline-level="1"><text:bookmark-start text:name="__RefHeading___Toc13520_4197007263"/>5 Działanie transformaty na danych geologicznych<text:bookmark-end text:name="__RefHeading___Toc13520_4197007263"/></text:h>
      <text:h text:style-name="Heading_20_2" text:outline-level="2"><text:bookmark-start text:name="__RefHeading___Toc13522_4197007263"/>5.1 Pochodzenie danych<text:bookmark-end text:name="__RefHeading___Toc13522_4197007263"/></text:h>
      <text:h text:style-name="Heading_20_2" text:outline-level="2"><text:bookmark-start text:name="__RefHeading___Toc13524_4197007263"/>5.2 Detekcja krawędzi<text:bookmark-end text:name="__RefHeading___Toc13524_4197007263"/></text:h>
      <text:h text:style-name="Heading_20_2" text:outline-level="2"><text:bookmark-start text:name="__RefHeading___Toc13526_4197007263"/>5.3 Poprawność<text:bookmark-end text:name="__RefHeading___Toc13526_4197007263"/></text:h>
      <text:h text:style-name="Heading_20_2" text:outline-level="2"><text:bookmark-start text:name="__RefHeading___Toc13528_4197007263"/>5.4 Wydajność<text:bookmark-end text:name="__RefHeading___Toc13528_4197007263"/></text:h>
      <text:h text:style-name="Heading_20_1" text:outline-level="1"><text:bookmark-start text:name="__RefHeading___Toc13530_4197007263"/>6 Podsumowanie i wnioski<text:bookmark-end text:name="__RefHeading___Toc13530_4197007263"/></text:h>
      <text:h text:style-name="P21" text:outline-level="1"><text:bookmark-start text:name="__RefHeading___Toc13532_4197007263"/>7 Bibliografia<text:bookmark-end text:name="__RefHeading___Toc13532_4197007263"/></text:h>
      <text:list text:style-name="L1">
        <text:list-item>
          <text:p text:style-name="P18">D.H. Ballard, "Generalizing the Hough Transform to Detect Arbitrary Shapes", Pattern Recognition, Vol.13, No.2, p.111-122, 1981 </text:p>
        </text:list-item>
        <text:list-item>
          <text:p text:style-name="P17">E. Achtert, Ch. Böhm, J. David, P. Kröger, A. Zimek, "Global Correlation Clustering Based on the Hough Transform", <text:span text:style-name="T39">2008</text:span> </text:p>
        </text:list-item>
        <text:list-item>
          <text:p text:style-name="P17"><text:span text:style-name="T37">G. </text:span>Vosselman, <text:span text:style-name="T37">S. </text:span>Dijkman, "3D Building Model Reconstruction from Point Clouds and Ground Plans", International Archives of Photogrammetry and Remote Sensing, Volume XXXIV-3/W4 Annapolis, MD, 22-24, <text:span text:style-name="T37">październik,</text:span> 2001 </text:p>
        </text:list-item>
        <text:list-item>
          <text:p text:style-name="P19"><text:span text:style-name="T28">P. Chmielewski,</text:span> "Analiza <text:span text:style-name="T28">u</text:span>ogólnionej Transformaty Hougha do wyszukiwania ziaren minerałów o zadanym kształcie", <text:span text:style-name="T37">l</text:span><text:span text:style-name="T28">uty,</text:span> <text:span text:style-name="T28">2021</text:span></text:p>
        </text:list-item>
        <text:list-item>
          <text:p text:style-name="P17">P.V.C. Hough, "Machine Analysis of Bubble Chamber Pictures", Proc. Int. Conf. High Energy Accelerators and Instrumentation, 1959 </text:p>
        </text:list-item>
        <text:list-item>
          <text:p text:style-name="P17">R.O. Duda and P.E. Hart, "Use of the Hough Transformation to Detect Lines and Curves in Pictures", Comm. ACM, Vol. 15, s. 11–15, <text:span text:style-name="T37">s</text:span><text:span text:style-name="T28">tyczeń, </text:span>1972 </text:p>
        </text:list-item>
        <text:list-item>
          <text:p text:style-name="P17">T. Rabbani, "Automatic reconstruction of industrial installations – Using point clouds and images", pages 43–44, Publications on Geodesy 62, Delft, 2006.</text:p>
        </text:list-item>
      </text:list>
      <text:p text:style-name="Contents_20_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Segoe UI1" svg:font-family="'Segoe UI'" style:font-adornments="Normalny" style:font-family-generic="roman"/>
    <style:font-face style:name="Segoe UI2" svg:font-family="'Segoe UI'" style:font-adornments="Normalny" style:font-family-generic="roman"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Normalny" style:font-family-generic="roman"/>
    <style:font-face style:name="Times New Roman2" svg:font-family="'Times New Roman'" style:font-adornments="Normalny"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pl" fo:country="PL"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pl" fo:country="PL"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Times New Roman2" fo:font-family="'Times New Roman'" style:font-style-name="Normalny" style:font-family-generic="roman" style:font-pitch="variable"/>
    </style:style>
    <style:style style:name="Default" style:family="paragraph">
      <style:paragraph-properties fo:text-align="start" style:justify-single-word="false"/>
      <style:text-properties fo:color="#000000" loext:opacity="100%" style:font-name="Times New Roman" fo:font-family="'Times New Roman'" style:font-family-generic="roman" style:font-pitch="variable" fo:font-size="12pt" style:font-size-asian="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style:contextual-spacing="false" fo:line-height="115%" fo:text-align="justify" style:justify-single-word="false" fo:text-indent="1.251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ab-stops/>
      </style:paragraph-properties>
      <style:text-properties style:font-name="Times New Roman2" fo:font-family="'Times New Roman'" style:font-style-name="Normalny" style:font-family-generic="roman" style:font-pitch="variable" fo:font-size="14pt" fo:font-weight="normal"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Times New Roman2" fo:font-family="'Times New Roman'" style:font-style-name="Normalny" style:font-family-generic="roman" style:font-pitch="variable" fo:font-size="13pt" fo:font-weight="normal"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style:font-name="Times New Roman2" fo:font-family="'Times New Roman'" style:font-style-name="Normalny" style:font-family-generic="roman" style:font-pitch="variable" fo:font-size="14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master-page-name="">
      <style:paragraph-properties fo:margin-left="0cm" fo:margin-right="0cm" fo:line-height="115%" fo:text-indent="0cm" style:auto-text-indent="false" style:page-number="auto">
        <style:tab-stops>
          <style:tab-stop style:position="15.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line-height="115%" fo:text-indent="0cm" style:auto-text-indent="false">
        <style:tab-stops>
          <style:tab-stop style:position="14.503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7.5cm" style:type="center"/>
          <style:tab-stop style:position="15.002cm" style:type="right"/>
        </style:tab-stops>
      </style:paragraph-properties>
    </style:style>
    <style:style style:name="Footer" style:family="paragraph" style:parent-style-name="Header_20_and_20_Footer" style:class="extra">
      <style:paragraph-properties fo:margin-left="0cm" fo:margin-right="0cm" fo:text-align="center" style:justify-single-word="false" fo:text-indent="1.251cm" style:auto-text-indent="false" text:number-lines="false" text:line-number="0">
        <style:tab-stops>
          <style:tab-stop style:position="7.5cm" style:type="center"/>
          <style:tab-stop style:position="15.002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style style:name="ListLabel_20_2" style:display-name="ListLabel 2" style:family="text"/>
    <style:style style:name="Numbering_20_Symbols" style:display-name="Numbering Symbols" style:family="text"/>
    <style:style style:name="ListLabel_20_3" style:display-name="ListLabel 3"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text:style-name="ListLabel_20_2"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text:style-name="ListLabel_20_3"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5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0</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Użytkownik systemu Windows</meta:initial-creator>
    <meta:creation-date>2021-01-23T23:35:00</meta:creation-date>
    <dc:date>2022-11-02T19:42:12.205000000</dc:date>
    <meta:editing-duration>P28DT3H51M40S</meta:editing-duration>
    <meta:editing-cycles>23</meta:editing-cycles>
    <meta:generator>LibreOffice/7.4.0.3$Windows_X86_64 LibreOffice_project/f85e47c08ddd19c015c0114a68350214f7066f5a</meta:generator>
    <meta:document-statistic meta:table-count="0" meta:image-count="4" meta:object-count="0" meta:page-count="10" meta:paragraph-count="57" meta:word-count="1459" meta:character-count="10592" meta:non-whitespace-character-count="9166"/>
  </office:meta>
</office:document-meta>
</file>